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 style:parent-style-name="Standard" style:list-style-name="L1"/>
    <style:style style:name="P2" style:family="paragraph" style:parent-style-name="Standard" style:list-style-name="L2">
      <style:paragraph-properties fo:margin-right="0in" fo:text-indent="0in" style:auto-text-indent="false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</text:list-style>
  </office:automatic-styles>
  <office:body>
    <office:text>
      <text:list text:style-name="L1">
        <text:list-item>
          <text:p text:style-name="P1">This is an example of embedded bulleted list</text:p>
        </text:list-item>
      </text:list>
      <text:list text:style-name="L2">
        <text:list-item>
          <text:p text:style-name="P2">This is an example of embedded bulleted list</text:p>
        </text:list-item>
        <text:list-item>
          <text:p text:style-name="P2">This is an example of embedded bulleted list</text:p>
        </text:list-item>
      </text:list>
      <text:list text:style-name="L1">
        <text:list-item>
          <text:p text:style-name="P1">This is an example of embedded bulleted list</text:p>
        </text:list-item>
        <text:list-item>
          <text:p text:style-name="P1">This is an example of embedded bulleted lis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